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 Serif" svg:font-family="'Sans Serif'"/>
    <style:font-face style:name="inherit" svg:font-family="inherit"/>
  </office:font-face-decls>
  <office:automatic-styles>
    <style:style style:name="P1" style:family="paragraph" style:parent-style-name="Standard">
      <style:text-properties fo:color="#ffff00" loext:opacity="100%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0f8b1f" style:font-size-asian="12pt" style:font-size-complex="12pt"/>
    </style:style>
    <style:style style:name="P4" style:family="paragraph" style:parent-style-name="Standard">
      <style:text-properties fo:font-size="12pt" officeooo:rsid="0014e190" officeooo:paragraph-rsid="0014e190" style:font-size-asian="12pt" style:font-size-complex="12pt"/>
    </style:style>
    <style:style style:name="P5" style:family="paragraph" style:parent-style-name="Standard">
      <style:text-properties fo:font-size="12pt" officeooo:rsid="00160158" officeooo:paragraph-rsid="00160158" style:font-size-asian="12pt" style:font-size-complex="12pt"/>
    </style:style>
    <style:style style:name="P6" style:family="paragraph" style:parent-style-name="Standard">
      <style:text-properties fo:font-size="12pt" officeooo:rsid="0017beb2" officeooo:paragraph-rsid="0017beb2" style:font-size-asian="12pt" style:font-size-complex="12pt"/>
    </style:style>
    <style:style style:name="P7" style:family="paragraph" style:parent-style-name="Standard">
      <style:text-properties fo:font-size="12pt" officeooo:paragraph-rsid="0017beb2" style:font-size-asian="12pt" style:font-size-complex="12pt"/>
    </style:style>
    <style:style style:name="P8" style:family="paragraph" style:parent-style-name="Standard">
      <style:text-properties fo:font-size="12pt" officeooo:rsid="001b2505" officeooo:paragraph-rsid="001b2505" style:font-size-asian="12pt" style:font-size-complex="12pt"/>
    </style:style>
    <style:style style:name="P9" style:family="paragraph" style:parent-style-name="Standard">
      <style:text-properties fo:font-size="12pt" fo:font-weight="bold" officeooo:rsid="0013969a" officeooo:paragraph-rsid="0013969a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4e190" officeooo:paragraph-rsid="0014e190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ffbf00" loext:opacity="100%" fo:font-size="12pt" style:font-size-asian="12pt" style:font-size-complex="12pt"/>
    </style:style>
    <style:style style:name="P12" style:family="paragraph" style:parent-style-name="Standard">
      <style:text-properties fo:color="#2a6099" loext:opacity="100%" fo:font-size="12pt" style:font-size-asian="12pt" style:font-size-complex="12pt"/>
    </style:style>
    <style:style style:name="P13" style:family="paragraph" style:parent-style-name="Standard">
      <style:text-properties fo:color="#2a6099" loext:opacity="100%" fo:font-size="12pt" officeooo:rsid="000f8b1f" officeooo:paragraph-rsid="000f8b1f" style:font-size-asian="12pt" style:font-size-complex="12pt"/>
    </style:style>
    <style:style style:name="P14" style:family="paragraph" style:parent-style-name="Text_20_body">
      <style:text-properties style:font-name="Sans Serif" fo:font-size="12pt" officeooo:paragraph-rsid="0017beb2" style:font-size-asian="12pt" style:font-size-complex="12pt"/>
    </style:style>
    <style:style style:name="P15" style:family="paragraph" style:parent-style-name="Text_20_body">
      <style:text-properties style:font-name="Sans Serif" fo:font-size="12pt" officeooo:paragraph-rsid="0019ae9d" style:font-size-asian="12pt" style:font-size-complex="12pt"/>
    </style:style>
    <style:style style:name="P16" style:family="paragraph" style:parent-style-name="Text_20_body">
      <style:text-properties style:font-name="Sans Serif" fo:font-size="12pt" officeooo:rsid="0019ae9d" officeooo:paragraph-rsid="0019ae9d" style:font-size-asian="12pt" style:font-size-complex="12pt"/>
    </style:style>
    <style:style style:name="P17" style:family="paragraph" style:parent-style-name="Text_20_body">
      <style:text-properties style:font-name="Sans Serif" fo:font-size="12pt" officeooo:rsid="001b2505" officeooo:paragraph-rsid="001b2505" style:font-size-asian="12pt" style:font-size-complex="12pt"/>
    </style:style>
    <style:style style:name="P18" style:family="paragraph" style:parent-style-name="Text_20_body">
      <style:text-properties fo:font-size="12pt" officeooo:rsid="0019ae9d" officeooo:paragraph-rsid="0019ae9d" style:font-size-asian="12pt" style:font-size-complex="12pt"/>
    </style:style>
    <style:style style:name="P19" style:family="paragraph" style:parent-style-name="Text_20_body">
      <style:text-properties fo:font-size="12pt" officeooo:rsid="001b2505" officeooo:paragraph-rsid="001b2505" style:font-size-asian="12pt" style:font-size-complex="12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style="italic" style:font-style-asian="italic" style:font-style-complex="italic"/>
    </style:style>
    <style:style style:name="T3" style:family="text">
      <style:text-properties fo:color="#ffff00" loext:opacity="100%"/>
    </style:style>
    <style:style style:name="T4" style:family="text">
      <style:text-properties officeooo:rsid="00132696"/>
    </style:style>
    <style:style style:name="T5" style:family="text">
      <style:text-properties officeooo:rsid="0013969a"/>
    </style:style>
    <style:style style:name="T6" style:family="text">
      <style:text-properties fo:font-weight="bold" officeooo:rsid="0013969a" style:font-weight-asian="bold" style:font-weight-complex="bold"/>
    </style:style>
    <style:style style:name="T7" style:family="text">
      <style:text-properties fo:font-variant="normal" fo:text-transform="none" fo:color="#202124" loext:opacity="100%" style:font-name="inherit" fo:letter-spacing="normal" fo:language="en" fo:country="US" fo:font-style="normal" fo:font-weight="normal"/>
    </style:style>
    <style:style style:name="T8" style:family="text">
      <style:text-properties fo:font-variant="normal" fo:text-transform="none" fo:color="#202124" loext:opacity="100%" style:font-name="inherit" fo:letter-spacing="normal" fo:language="en" fo:country="US" fo:font-style="normal" fo:font-weight="normal" officeooo:rsid="0017beb2"/>
    </style:style>
    <style:style style:name="T9" style:family="text">
      <style:text-properties fo:font-variant="normal" fo:text-transform="none" fo:color="#202124" loext:opacity="100%" style:font-name="inherit" fo:letter-spacing="normal" fo:language="en" fo:country="US" fo:font-style="normal" fo:font-weight="normal" officeooo:rsid="0019ae9d"/>
    </style:style>
    <style:style style:name="T10" style:family="text">
      <style:text-properties fo:font-variant="normal" fo:text-transform="none" fo:color="#202124" loext:opacity="100%" style:font-name="inherit" fo:letter-spacing="normal" fo:language="en" fo:country="US" fo:font-style="normal" fo:font-weight="normal" officeooo:rsid="001b2505"/>
    </style:style>
    <style:style style:name="T11" style:family="text">
      <style:text-properties fo:font-variant="normal" fo:text-transform="none" fo:color="#202124" loext:opacity="100%" style:font-name="inherit" fo:letter-spacing="normal" fo:language="en" fo:country="US" fo:font-style="normal" fo:font-weight="normal" loext:padding="0.049cm" loext:border="0.06pt solid #d9d9e3"/>
    </style:style>
    <style:style style:name="T12" style:family="text">
      <style:text-properties officeooo:rsid="0017b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text:span text:style-name="T6">Recomienda</text:span><text:span text:style-name="T5">: </text:span>Glorius Baster</text:p>
      <text:p text:style-name="P2"/>
      <text:p text:style-name="P2"/>
      <text:p text:style-name="P9">Dialogo</text:p>
      <text:p text:style-name="P2"/>
      <text:p text:style-name="P2">And this is for my Huggy Bug, in honor of this special day.</text:p>
      <text:p text:style-name="P11"><text:s text:c="5"/><text:span text:style-name="T1">/e/ /e/ <text:s text:c="17"/>/en onor/ <text:s text:c="2"/></text:span><text:span text:style-name="T2">thoes</text:span></text:p>
      <text:p text:style-name="P2">Special day? Oh, what have I forgotten now?</text:p>
      <text:p text:style-name="P2"><text:tab/><text:tab/><text:span text:style-name="T1"> <text:s text:c="8"/>/warevai/ <text:s/>/forgannow/</text:span></text:p>
      <text:p text:style-name="P2"/>
      <text:p text:style-name="P2">Now, don't panic. </text:p>
      <text:p text:style-name="P12">/naurón/ /pénic/</text:p>
      <text:p text:style-name="P2"/>
      <text:p text:style-name="P2">Is it <text:s text:c="3"/>bacon <text:s text:c="5"/>day? </text:p>
      <text:p text:style-name="P12">/Ised/ <text:s text:c="2"/>/BEIken/ <text:s text:c="5"/>/dEi/</text:p>
      <text:p text:style-name="P2"><text:tab/> <text:s text:c="7"/><text:span text:style-name="T3"><text:s/>e con</text:span></text:p>
      <text:p text:style-name="P1"><text:tab/> <text:s text:c="8"/>la boca</text:p>
      <text:p text:style-name="P1"><text:tab/> <text:s text:c="8"/>cerrado</text:p>
      <text:p text:style-name="P2">No. That's crazy talk.</text:p>
      <text:p text:style-name="P12">/Noudatś/ /KREIzzytok/</text:p>
      <text:p text:style-name="P2"/>
      <text:p text:style-name="P2"/>
      <text:p text:style-name="P3">She's getting impatient. </text:p>
      <text:p text:style-name="P13">/ShsGE<text:span text:style-name="T4">r</text:span>in/ <text:s/>/mPEIshn/</text:p>
      <text:p text:style-name="P3"/>
      <text:p text:style-name="P3">Take a stab at it.</text:p>
      <text:p text:style-name="P2"/>
      <text:p text:style-name="P2">Happy... Valentine's Day.</text:p>
      <text:p text:style-name="P2"/>
      <text:p text:style-name="P2">- Oh, thank you, dear.</text:p>
      <text:p text:style-name="P2"/>
      <text:p text:style-name="P2">- Whoo-hoo!</text:p>
      <text:p text:style-name="P2"><text:s/></text:p>
      <text:p text:style-name="P2"><text:s/></text:p>
      <text:p text:style-name="P10">Ejercicio<text:span text:style-name="T12">s</text:span></text:p>
      <text:p text:style-name="P4"/>
      <text:p text:style-name="P6">Yo he pasado tiempo con mi hija</text:p>
      <text:p text:style-name="P4">I have spent time with my <text:span text:style-name="T7">daughter</text:span></text:p>
      <text:p text:style-name="P4"><text:span text:style-name="T7"/></text:p>
      <text:p text:style-name="P6"><text:span text:style-name="T7">Que has olvidado</text:span></text:p>
      <text:p text:style-name="P5"><text:span text:style-name="T7">What </text:span><text:span text:style-name="T8">have</text:span><text:span text:style-name="T7"> you forgotten</text:span></text:p>
      <text:p text:style-name="P5"><text:span text:style-name="T7"/></text:p>
      <text:p text:style-name="P7"><text:span text:style-name="T8">What you have forgotten is something than I can´t forget \Lo que tu has olvidado es imperdonable</text:span></text:p>
      <text:p text:style-name="P7"><text:span text:style-name="T8"/></text:p>
      <text:p text:style-name="P6"><text:span text:style-name="T7">Lo que yo he recibido <text:s/>es una familia maravillosa </text:span></text:p>
      <text:p text:style-name="P7"><text:span text:style-name="T8">What I have received is a </text:span><text:bookmark text:name="tw-target-text"/><text:span text:style-name="T7">wanderfull</text:span><text:span text:style-name="T8"> family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14"><text:span text:style-name="T8">what I have received is much more than I had expected</text:span></text:p>
      <text:p text:style-name="P15"><text:span text:style-name="T8">what I have received is </text:span><text:bookmark text:name="tw-target-text5"/><text:span text:style-name="T8">the </text:span><text:span text:style-name="T9">last thing </text:span><text:span text:style-name="T8">I expected / </text:span><text:span text:style-name="T9">Lo que he recibido es la ultima cosa que esperaba</text:span></text:p>
      <text:p text:style-name="P17"><text:span text:style-name="T9"/></text:p>
      <text:p text:style-name="P17"><text:span text:style-name="T9">L</text:span><text:span text:style-name="T7">o que Andrea ha sentido es algo muy fuerte</text:span></text:p>
      <text:p text:style-name="P18"><text:span text:style-name="T7">What Adrea has felt </text:span><text:span text:style-name="T10">has</text:span><text:span text:style-name="T7"> </text:span><text:span text:style-name="T10">to</text:span><text:span text:style-name="T7"> be something very </text:span><text:span text:style-name="T10">strong</text:span></text:p>
      <text:p text:style-name="P8"><text:span text:style-name="T11"/></text:p>
      <text:p text:style-name="P8"><text:span text:style-name="T11">Lo que miguel ha dicho será recordado</text:span></text:p>
      <text:p text:style-name="P19"><text:span text:style-name="T7">What Miguel has said will be remembered</text:span></text:p>
      <text:p text:style-name="P19"><text:span text:style-name="T7"/></text:p>
      <text:p text:style-name="P16"><text:span text:style-name="T7"/></text:p>
      <text:p text:style-name="P7"><text:span text:style-name="T8"/></text:p>
      <text:p text:style-name="P7"><text:span text:style-name="T8"/></text:p>
      <text:p text:style-name="P7"><text:span text:style-name="T8"/></text:p>
      <text:p text:style-name="P6"><text:span text:style-name="T7"/></text:p>
      <text:p text:style-name="P6"><text:span text:style-name="T7"/></text:p>
      <text:p text:style-name="P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 Serif" svg:font-family="'Sans Serif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21:46:11.165976566</meta:creation-date>
    <dc:date>2024-02-06T21:03:03.638789463</dc:date>
    <meta:editing-duration>PT1H17M43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196" meta:character-count="1146" meta:non-whitespace-character-count="896"/>
  </office:meta>
</office:document-meta>
</file>